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0c0c0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draw:fill-color="#ffffff" fo:min-height="3.256cm"/>
    </style:style>
    <style:style style:name="pr2" style:family="presentation" style:parent-style-name="標準-subtitle">
      <style:graphic-properties draw:fill-color="#ffffff" fo:min-height="13.609cm"/>
    </style:style>
    <style:style style:name="pr3" style:family="presentation" style:parent-style-name="標準-notes">
      <style:graphic-properties draw:fill-color="#ffffff" draw:auto-grow-height="true" fo:min-height="13.365cm"/>
    </style:style>
    <style:style style:name="pr4" style:family="presentation" style:parent-style-name="標準-title">
      <style:graphic-properties draw:fill-color="#ffffff" draw:auto-grow-height="true" fo:min-height="3.507cm"/>
    </style:style>
    <style:style style:name="pr5" style:family="presentation" style:parent-style-name="標準-outline1">
      <style:graphic-properties draw:fill-color="#ffffff" draw:auto-grow-height="true" fo:min-height="13.86cm"/>
    </style:style>
    <style:style style:name="pr6" style:family="presentation" style:parent-style-name="標準-notes">
      <style:graphic-properties draw:fill-color="#ffffff" fo:min-height="13.114cm"/>
    </style:style>
    <style:style style:name="pr7" style:family="presentation" style:parent-style-name="標準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fo:text-align="justify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0000ff" fo:font-size="24pt" style:font-size-asian="24pt" style:font-size-complex="24pt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14" style:family="paragraph">
      <style:paragraph-properties fo:text-align="center"/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text-align="center" fo:text-indent="0cm"/>
      <style:text-properties fo:font-size="24pt" style:font-size-asian="24pt" style:font-size-complex="24pt"/>
    </style:style>
    <style:style style:name="P16" style:family="paragraph">
      <style:paragraph-properties fo:margin-left="0cm" fo:margin-right="0cm" fo:text-align="justify" fo:text-indent="0cm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paragraph-properties fo:margin-left="3.6cm" fo:margin-right="0cm" fo:text-align="justify" fo:text-indent="-0.6cm"/>
    </style:style>
    <style:style style:name="P19" style:family="paragraph">
      <style:paragraph-properties fo:margin-left="1.2cm" fo:margin-right="0cm" fo:text-align="justify" fo:text-indent="-0.9cm"/>
    </style:style>
    <style:style style:name="T1" style:family="text">
      <style:text-properties fo:font-family="'Courier 10 Pitch'" style:font-pitch="fixed"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family="'Nimbus Roman No9 L'" style:font-family-generic="roman" style:font-pitch="variable" fo:font-style="italic" style:font-family-asian="'Nimbus Roman No9 L'" style:font-family-generic-asian="roman" style:font-pitch-asian="variable" style:font-style-asian="italic" style:font-style-complex="italic"/>
    </style:style>
    <style:style style:name="T4" style:family="text">
      <style:text-properties fo:color="#0000ff"/>
    </style:style>
    <style:style style:name="T5" style:family="text">
      <style:text-properties fo:color="#0000ff" fo:font-size="24pt" style:font-size-asian="24pt" style:font-size-complex="24pt"/>
    </style:style>
    <style:style style:name="T6" style:family="text">
      <style:text-properties fo:color="#0000ff" fo:font-family="'Courier 10 Pitch'" style:font-pitch="fixed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2"><text:span text:style-name="T1">CAL--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または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型付論理プログラミングの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モード解析とコンパイル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<text:span text:style-name="T2">by </text:span><text:span text:style-name="T2">五十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まずはデモ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導出検査器として</text:p>
              </text:list-item>
            </text:list>
            <text:list text:style-name="L2">
              <text:list-item>
                <text:p text:style-name="P4">導出生成器として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動機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5">学部生向けの教科書を書くことになった</text:p>
              </text:list-item>
            </text:list>
            <text:list text:style-name="L2">
              <text:list-item>
                <text:p text:style-name="P4">内容: Core MＬを題材にした、操作的意味論・型システム・型推論機構の理解</text:p>
              </text:list-item>
            </text:list>
            <text:list text:style-name="L2">
              <text:list-item>
                <text:list>
                  <text:list-item>
                    <text:p text:style-name="P6">導出記述の演習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インタプリタ・型推論器の実装</text:p>
                  </text:list-item>
                </text:list>
              </text:list-item>
            </text:list>
            <text:list text:style-name="L2">
              <text:list-item>
                <text:p text:style-name="P4">原稿の自動チェックがしたい</text:p>
              </text:list-item>
            </text:list>
            <text:list text:style-name="L2">
              <text:list-item>
                <text:p text:style-name="P4">(メタ)プログラミングがしたかった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AQ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Q: Why not Twelf?</text:p>
              </text:list-item>
            </text:list>
            <text:list text:style-name="L2">
              <text:list-item>
                <text:list>
                  <text:list-item>
                    <text:p text:style-name="P7">学生の演習にはLFは敷居が高い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ゲームを書く時にMＬの機能を呼び出して楽がしたかった</text:p>
                  </text:list-item>
                </text:list>
              </text:list-item>
            </text:list>
            <text:list text:style-name="L2">
              <text:list-item>
                <text:p text:style-name="P4">Q: Why not Prolog?</text:p>
              </text:list-item>
            </text:list>
            <text:list text:style-name="L2">
              <text:list-item>
                <text:list>
                  <text:list-item>
                    <text:p text:style-name="P6">「導出」を目で見られることが大事</text:p>
                  </text:list-item>
                </text:list>
              </text:list-item>
            </text:list>
            <text:list text:style-name="L2">
              <text:list-item>
                <text:p text:style-name="P4">Q: Why not CAL?</text:p>
              </text:list-item>
            </text:list>
            <text:list text:style-name="L2">
              <text:list-item>
                <text:list>
                  <text:list-item>
                    <text:p text:style-name="P6">ちょっと急いでいるもので。。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実装した・すべきゲーム</text:p>
          </draw:text-box>
        </draw:frame>
        <draw:frame presentation:style-name="pr7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Nat: ペアノ自然数の足し算・かけ算</text:p>
              </text:list-item>
            </text:list>
            <text:list text:style-name="L2">
              <text:list-item>
                <text:p text:style-name="P4">ML<text:span text:style-name="T3">i</text:span>: MLサブセットの評価</text:p>
              </text:list-item>
            </text:list>
            <text:list text:style-name="L2">
              <text:list-item>
                <text:list>
                  <text:list-item>
                    <text:p text:style-name="P6">1: int, 三則演算, bool, if, 比較演算<text:tab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2: ML1 + l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3: ML2 + 関数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4: ML3 + let re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各差分は30分〜1時間程度で完成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5: ML4 + </text:span><text:span text:style-name="T4">リスト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できればパターンマッチも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TypingML<text:span text:style-name="T3">i</text:span>: MＬサブセットの型付け</text:p>
              </text:list-item>
            </text:list>
            <text:list text:style-name="L2">
              <text:list-item>
                <text:list>
                  <text:list-item>
                    <text:p text:style-name="P6">2: ML2 の型付け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monomorphic l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4: ML4 の型付け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型宣言がないので、自動導出生成はできない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4">Polymorphic l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3T19">
        <office:forms form:automatic-focus="false" form:apply-design-mode="false"/>
        <draw:custom-shape draw:style-name="gr2" draw:text-style-name="P9" draw:layer="layout" svg:width="3cm" svg:height="3cm" svg:x="16.5cm" svg:y="17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9" draw:layer="layout" svg:width="3cm" svg:height="3cm" svg:x="16cm" svg:y="16.5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9" draw:layer="layout" svg:width="3cm" svg:height="3cm" svg:x="15.5cm" svg:y="16cm">
          <text:p text:style-name="P1"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4" draw:text-style-name="P1" draw:layer="layout" svg:width="25.199cm" svg:height="3.507cm" svg:x="1.4cm" svg:y="0.837cm" presentation:class="title">
          <draw:text-box>
            <text:p text:style-name="P1">システムの全体像</text:p>
          </draw:text-box>
        </draw:frame>
        <draw:custom-shape draw:style-name="gr3" draw:text-style-name="P11" draw:layer="layout" svg:width="7.5cm" svg:height="1cm" svg:x="5cm" svg:y="5.5cm">
          <text:p text:style-name="P10"><text:span text:style-name="T5">ゲーム定義</text:span></text:p>
          <text:p text:style-name="P10"><text:span text:style-name="T5">コンパイラ</text:span></text:p>
          <text:p text:style-name="P10"><text:span text:style-name="T6">gm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3.5cm" svg:height="4cm" svg:x="1.5cm" svg:y="8cm">
          <text:p text:style-name="P10"><text:span text:style-name="T7">parser.ml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2" draw:layer="layout" svg:width="3.5cm" svg:height="4cm" svg:x="1cm" svg:y="5cm">
          <text:p text:style-name="P10"><text:span text:style-name="T7">.g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2" draw:layer="layout" svg:width="3.5cm" svg:height="4cm" svg:x="14.5cm" svg:y="13.5cm">
          <text:p text:style-name="P10"><text:span text:style-name="T7">pp.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2" draw:layer="layout" svg:width="3.5cm" svg:height="4cm" svg:x="14cm" svg:y="11cm">
          <text:p text:style-name="P10"><text:span text:style-name="T7">keywords.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3" draw:layer="layout" svg:width="4cm" svg:height="4cm" svg:x="13cm" svg:y="8cm">
          <text:p text:style-name="P10"><text:span text:style-name="T7">parser.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13" draw:layer="layout" svg:width="4cm" svg:height="4cm" svg:x="12.5cm" svg:y="5cm">
          <text:p text:style-name="P10"><text:span text:style-name="T7">core.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4" draw:layer="layout" svg:width="7.5cm" svg:height="1cm" svg:x="5.5cm" svg:y="9cm">
          <text:p text:style-name="P10"><text:span text:style-name="T8">ocamlyacc</text:span></text:p>
          <text:p text:style-name="P10"><text:span text:style-name="T8"/></text:p>
          <text:p text:style-name="P10"><text:span text:style-name="T8"/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5" draw:layer="layout" svg:width="4.5cm" svg:height="2cm" svg:x="18cm" svg:y="10.5cm">
          <text:p text:style-name="P10"><text:span text:style-name="T9">コンパイル</text:span></text:p>
          <draw:enhanced-geometry draw:text-areas="4000 ?f1 ?f5 ?f2" draw:glue-points="0 10800 21600 10800 ?f0 0 ?f0 21600" draw:type="mso-spt100" draw:modifiers="16042.8349255721 5656.37181409295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5" draw:layer="layout" svg:width="4.5cm" svg:height="5cm" svg:x="22.5cm" svg:y="9.5cm">
          <text:p text:style-name="P10"><text:span text:style-name="T9">導出チェッカ</text:span></text:p>
          <text:p text:style-name="P10"><text:span text:style-name="T9">自動生成器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17" draw:layer="layout" svg:width="6.886cm" svg:height="1.238cm" svg:x="11cm" svg:y="17.762cm">
          <draw:text-box>
            <text:p text:style-name="P16"><text:span text:style-name="T7">共通プログラム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ゲーム定義ファイル</text:p>
          </draw:text-box>
        </draw:frame>
        <draw:frame presentation:style-name="pr7" draw:text-style-name="P4" draw:layer="layout" svg:width="25.199cm" svg:height="15.637cm" svg:x="1.4cm" svg:y="4.914cm" presentation:class="outline" presentation:user-transformed="true">
          <draw:text-box>
            <text:list text:style-name="L2">
              <text:list-item>
                <text:p text:style-name="P4">BNF定義セクション</text:p>
              </text:list-item>
            </text:list>
            <text:list text:style-name="L2">
              <text:list-item>
                <text:list>
                  <text:list-item>
                    <text:p text:style-name="P6">構文カテゴリの定義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8">他のカテゴリからの injection やMLの型の使用も可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メタ変数の宣言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パーザはこの定義の名前を使ってASTを生成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判断セクション</text:p>
              </text:list-item>
            </text:list>
            <text:list text:style-name="L2">
              <text:list-item>
                <text:list>
                  <text:list-item>
                    <text:p text:style-name="P6">セミコロンで導出自動生成時の引数のモードを明示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セミコロンの左: 入力、右: 出力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規則セクション</text:p>
              </text:list-item>
            </text:list>
            <text:list text:style-name="L2">
              <text:list-item>
                <text:list>
                  <text:list-item>
                    <text:p text:style-name="P6">付帯条件: backquote で囲んだ任意の ML bool 式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$でゲームの変数を参照できる(一種の unquote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等式は Prolog の is に近い意味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ゲーム定義のコンパイル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ゲーム定義の parsing</text:p>
              </text:list-item>
            </text:list>
            <text:list text:style-name="L2">
              <text:list-item>
                <text:p text:style-name="P19">規則のカテゴリ検査(≒型検査)・モード解析</text:p>
              </text:list-item>
            </text:list>
            <text:list text:style-name="L2">
              <text:list-item>
                <text:list>
                  <text:list-item>
                    <text:p text:style-name="P7">Quoteされた ML コードは対象外</text:p>
                  </text:list-item>
                </text:list>
              </text:list-item>
            </text:list>
            <text:list text:style-name="L2">
              <text:list-item>
                <text:p text:style-name="P19">コード生成</text:p>
              </text:list-item>
            </text:list>
            <text:list text:style-name="L2">
              <text:list-item>
                <text:list>
                  <text:list-item>
                    <text:p text:style-name="P6">導出検査関数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導出生成関数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モード解析に成功した時のみ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工夫</text:p>
          </draw:text-box>
        </draw:frame>
        <draw:frame presentation:style-name="pr7" draw:text-style-name="P4" draw:layer="layout" svg:width="25.199cm" svg:height="15.322cm" svg:x="1.4cm" svg:y="4.914cm" presentation:class="outline" presentation:user-transformed="true">
          <draw:text-box>
            <text:list text:style-name="L2">
              <text:list-item>
                <text:p text:style-name="P4">BNF記法のゲーム定義への活用</text:p>
              </text:list-item>
            </text:list>
            <text:list text:style-name="L2">
              <text:list-item>
                <text:list>
                  <text:list-item>
                    <text:p text:style-name="P6">メタ変数からカテゴリが決まる(Fortran風？)</text:p>
                  </text:list-item>
                </text:list>
              </text:list-item>
            </text:list>
            <text:list text:style-name="L2">
              <text:list-item>
                <text:p text:style-name="P4">コンパイル先を ML にしたので、導出のパターンマッチが “for free” (mostly)</text:p>
              </text:list-item>
            </text:list>
            <text:list text:style-name="L2">
              <text:list-item>
                <text:list>
                  <text:list-item>
                    <text:p text:style-name="P6">複数回出現する変数の取扱い, バックトラックの制御</text:p>
                  </text:list-item>
                </text:list>
              </text:list-item>
            </text:list>
            <text:list text:style-name="L2">
              <text:list-item>
                <text:p text:style-name="P4">Lexer は functor を使ってゲーム間で共有</text:p>
              </text:list-item>
            </text:list>
            <text:list text:style-name="L2">
              <text:list-item>
                <text:list>
                  <text:list-item>
                    <text:p text:style-name="P6">Parser, キーワードリストをパラメータ化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.mll で trailer セクションを初めて使った :-)</text:p>
                  </text:list-item>
                </text:list>
              </text:list-item>
            </text:list>
            <text:list text:style-name="L2">
              <text:list-item>
                <text:p text:style-name="P4">(ゲーム毎の) pretty printer で再利用性の高いコードを心がけた</text:p>
              </text:list-item>
            </text:list>
            <text:list text:style-name="L2">
              <text:list-item>
                <text:list>
                  <text:list-item>
                    <text:p text:style-name="P6">優先度を使った prin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知見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導出自動生成プログラムとインタプリタの微妙な違い</text:p>
              </text:list-item>
            </text:list>
            <text:list text:style-name="L2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不満 (or 研究の題材?)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Ocaml は Printf があるとはいえ(Great!)、やっぱりコード生成は大変</text:p>
              </text:list-item>
            </text:list>
            <text:list text:style-name="L2">
              <text:list-item>
                <text:list>
                  <text:list-item>
                    <text:p text:style-name="P7">Pretty printing と構文木の生成が混ざっている</text:p>
                  </text:list-item>
                </text:list>
              </text:list-item>
            </text:list>
            <text:list text:style-name="L2">
              <text:list-item>
                <text:p text:style-name="P19">ゲームの定義にコピーが多い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10">構文定義</text:span><text:span text:style-name="T10">(.mly)</text:span>, pretty printerコードのモジュール化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ゲーム定義ファイルの継承？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ODO</text:p>
          </draw:text-box>
        </draw:frame>
        <draw:frame presentation:style-name="pr7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教科書に入れたい残りのゲームの実装</text:p>
              </text:list-item>
            </text:list>
            <text:list text:style-name="L2">
              <text:list-item>
                <text:p text:style-name="P4">LaTeXとの連携</text:p>
              </text:list-item>
            </text:list>
            <text:list text:style-name="L2">
              <text:list-item>
                <text:p text:style-name="P19">演習システムとしてのインターフェース作成</text:p>
              </text:list-item>
            </text:list>
            <text:list text:style-name="L2">
              <text:list-item>
                <text:p text:style-name="P19">原稿を書く</text:p>
              </text:list-item>
            </text:list>
            <text:list text:style-name="L2">
              <text:list-item>
                <text:list>
                  <text:list-item>
                    <text:p text:style-name="P7">でも、このシステムをいじっている方が楽しい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IPA モナー P明朝'" style:font-family-generic="roman" style:font-pitch="variable" fo:font-size="24pt" fo:language="en" fo:country="US" style:font-family-asian="'IPA モナー Pゴシック'" style:font-family-generic-asian="system" style:font-pitch-asian="variable" style:font-size-asian="24pt" style:language-asian="ja" style:country-asian="JP" style:font-family-complex="'IPA モナー P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IPA モナー Pゴシック'" style:font-family-generic="roman" style:font-pitch="variable" fo:font-size="18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18pt" style:font-style-asian="normal" style:font-weight-asian="normal" style:font-family-complex="'IPA モナー P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IPA モナー Pゴシック'" style:font-family-generic="roman" style:font-pitch="variable" fo:font-size="44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44pt" style:font-style-asian="normal" style:font-weight-asian="normal" style:font-family-complex="'IPA モナー Pゴシック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>
        <text:list-style style:name="標準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IPA モナー Pゴシック'" style:font-family-generic="roman" style:font-pitch="variable" fo:font-size="20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20pt" style:font-style-asian="normal" style:font-weight-asian="normal" style:font-family-complex="'IPA モナー P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IPA モナー Pゴシック'" style:font-family-generic="roman" style:font-pitch="variable" fo:font-size="32pt" fo:font-style="normal" fo:text-shadow="none" style:text-underline-style="none" fo:font-weight="normal" style:letter-kerning="true" style:font-family-asian="'IPA モナー Pゴシック'" style:font-family-generic-asian="system" style:font-pitch-asian="variable" style:font-size-asian="32pt" style:font-style-asian="normal" style:font-weight-asian="normal" style:font-family-complex="'IPA モナー P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番号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標準" style:page-layout-name="PM1" draw:style-name="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5-12T22:03:48</meta:creation-date>
    <dc:date>2008-05-12T23:58:43</dc:date>
    <meta:editing-cycles>3</meta:editing-cycles>
    <meta:editing-duration>PT17M39S</meta:editing-duration>
    <meta:user-defined meta:name="情報 1"/>
    <meta:user-defined meta:name="情報 2"/>
    <meta:user-defined meta:name="情報 3"/>
    <meta:user-defined meta:name="情報 4"/>
    <meta:document-statistic meta:object-count="86"/>
  </office:meta>
</office:document-meta>
</file>